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1b082" officeooo:paragraph-rsid="0011b082"/>
    </style:style>
    <style:style style:name="P2" style:family="paragraph" style:parent-style-name="Preformatted_20_Text">
      <style:paragraph-properties fo:text-align="center" style:justify-single-word="false"/>
      <style:text-properties officeooo:rsid="0011b082" officeooo:paragraph-rsid="0011b082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hier d’initialisation</text:p>
      <text:p text:style-name="P1"/>
      <text:p text:style-name="P1"/>
      <text:p text:style-name="P1"/>
      <text:p text:style-name="P1">-Quête:</text:p>
      <text:p text:style-name="P1"><text:tab/> Tuer le boss de la map et libérer la princesse de ses souffrance.</text:p>
      <text:p text:style-name="P1"/>
      <text:p text:style-name="P1">-Touches: </text:p>
      <text:p text:style-name="P1"/>
      <text:p text:style-name="P1">-4 touches de direction (ZQSD)</text:p>
      <text:p text:style-name="P1">-1 touche utiliser/attaquer item1 / valider / intéragire (ENTER)</text:p>
      <text:p text:style-name="P1">-1 touche utiliser/attaquer item2 (SHIFT)</text:p>
      <text:p text:style-name="P1">-2 touches pour changer d’item(A E)</text:p>
      <text:p text:style-name="P1">-1 touche menu (ECHAP)</text:p>
      <text:p text:style-name="P1"/>
      <text:p text:style-name="P1">Les touches seront théoriquement configurable</text:p>
      <text:p text:style-name="P1"/>
      <text:p text:style-name="P1">-Quelques items :</text:p>
      <text:p text:style-name="P1"/>
      <text:p text:style-name="P1"><text:tab/>-Armes lourdes (non-cumulable: utilisable seulement sur les 2 slots d’items, ces armes impliquent qu’on ne peut les utiliser en même temps que d’autres, elles sont donc plus puissantes).</text:p>
      <text:p text:style-name="P1"/>
      <text:p text:style-name="P1"><text:tab/>-Epées (cumulable): Agile mais moins puissante.</text:p>
      <text:p text:style-name="P1"/>
      <text:p text:style-name="P1"><text:tab/>-Arc (non-cumulable) : Arme à distance degats moyens mais aucune attaque corps à corps + temps de réencochement de la flèche (ralentit vos déplacement).</text:p>
      <text:p text:style-name="P1"/>
      <text:p text:style-name="P1"><text:tab/>-Bouclier (cumulable): Défense uniquement permet de se défendre des projectiles. Lorsque cet item est utilisé vous ne pouvez plus vous déplacer.</text:p>
      <text:p text:style-name="P1"/>
      <text:p text:style-name="P1">-Quelques ennemis :</text:p>
      <text:p text:style-name="P1"/>
      <text:p text:style-name="P1"><text:tab/>-Squelettes : Peureux, attaque à distance, se repositionnent.</text:p>
      <text:p text:style-name="P1"><text:tab/></text:p>
      <text:p text:style-name="P1"><text:tab/>-Zombie : Lents, boost en fonction des PV.</text:p>
      <text:p text:style-name="P1"/>
      <text:p text:style-name="P1"><text:tab/>-Fantôme : Uniquement attaquable au corps à corps, peut traverser certaines structures.</text:p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4:50:32.549259980</dc:date>
    <meta:editing-duration>PT22S</meta:editing-duration>
    <meta:editing-cycles>1</meta:editing-cycles>
    <meta:document-statistic meta:table-count="0" meta:image-count="0" meta:object-count="0" meta:page-count="1" meta:paragraph-count="21" meta:word-count="164" meta:character-count="1108" meta:non-whitespace-character-count="951"/>
    <meta:generator>LibreOffice/5.1.6.2$Linux_X86_64 LibreOffice_project/10m0$Build-2</meta:generator>
  </office:meta>
</office:document-meta>
</file>